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C00000300EB41635F.png"/>
  <manifest:file-entry manifest:media-type="image/jpeg" manifest:full-path="Pictures/10000000000001EB000001EB56C82717.jpg"/>
  <manifest:file-entry manifest:media-type="image/jpeg" manifest:full-path="Pictures/10000000000008FF000002D21BBB4E7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LightCond" svg:font-family="HelveticaNeue-LightCond"/>
    <style:font-face style:name="Mangal1" svg:font-family="Mangal"/>
    <style:font-face style:name="Segoe UI" svg:font-family="'Segoe UI'"/>
    <style:font-face style:name="HelveticaNeue-LightCond1" svg:font-family="HelveticaNeue-LightCond" style:font-family-generic="swiss"/>
    <style:font-face style:name="HelveticaNeue-MediumCond" svg:font-family="HelveticaNeue-Medium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text-autospace="none">
        <style:tab-stops>
          <style:tab-stop style:position="1.27cm"/>
        </style:tab-stops>
      </style:paragraph-properties>
      <style:text-properties fo:color="#000000" style:font-name="Segoe UI" fo:font-size="9pt" style:font-name-asian="Segoe UI" style:font-size-asian="9pt" style:font-name-complex="Segoe UI" style:font-size-complex="9pt"/>
    </style:style>
    <style:style style:name="P3" style:family="paragraph" style:parent-style-name="Footer">
      <style:paragraph-properties fo:text-align="center" style:justify-single-word="false"/>
    </style:style>
    <style:style style:name="T1" style:family="text">
      <style:text-properties fo:color="#b3b3b3" style:font-name="HelveticaNeue-LightCond" fo:font-size="8pt" style:font-size-asian="8pt" style:font-size-complex="8pt"/>
    </style:style>
    <style:style style:name="T2" style:family="text">
      <style:text-properties fo:color="#b3b3b3" style:font-name="HelveticaNeue-LightCond" fo:font-size="8pt" style:font-name-asian="HelveticaNeue-LightCond1" style:font-size-asian="8pt" style:font-name-complex="HelveticaNeue-LightCond1" style:font-size-complex="8pt"/>
    </style:style>
    <style:style style:name="T3" style:family="text">
      <style:text-properties fo:color="#b3b3b3" style:font-name="HelveticaNeue-LightCond" fo:font-size="8pt" fo:font-weight="bold" style:font-name-asian="HelveticaNeue-MediumCond" style:font-size-asian="8pt" style:font-weight-asian="bold" style:font-name-complex="HelveticaNeue-MediumCond" style:font-size-complex="8pt" style:font-weight-complex="bold"/>
    </style:style>
    <style:style style:name="T4" style:family="text">
      <style:text-properties fo:color="#b3b3b3" style:font-name="HelveticaNeue-LightCond" fo:font-size="8pt" fo:font-weight="bold" style:font-name-asian="HelveticaNeue-LightCond1" style:font-size-asian="8pt" style:font-weight-asian="bold" style:font-name-complex="HelveticaNeue-LightCond1" style:font-size-complex="8pt" style:font-weight-complex="bold"/>
    </style:style>
    <style:style style:name="T5" style:family="text">
      <style:text-properties fo:color="#33cc66" style:font-name="HelveticaNeue-LightCond" fo:font-size="8pt" fo:font-weight="bold" style:font-name-asian="HelveticaNeue-LightCond1" style:font-size-asian="8pt" style:font-weight-asian="bold" style:font-name-complex="HelveticaNeue-LightCond1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LightCond" svg:font-family="HelveticaNeue-LightCond"/>
    <style:font-face style:name="Mangal1" svg:font-family="Mangal"/>
    <style:font-face style:name="Segoe UI" svg:font-family="'Segoe UI'"/>
    <style:font-face style:name="HelveticaNeue-LightCond1" svg:font-family="HelveticaNeue-LightCond" style:font-family-generic="swiss"/>
    <style:font-face style:name="HelveticaNeue-MediumCond" svg:font-family="HelveticaNeue-Medium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_5f_Adressüberschrift_5f_Fett" style:display-name="_Adressüberschrift_Fett" style:family="paragraph" style:parent-style-name="terp_5f_default_5f_9" style:master-page-name="">
      <style:paragraph-properties style:page-number="auto"/>
      <style:text-properties style:font-name="HelveticaNeue-LightCond" fo:font-size="9pt" fo:font-weight="bold" style:font-size-asian="8pt" style:font-weight-asian="bold" style:font-size-complex="8pt" style:font-weight-complex="bold"/>
    </style:style>
    <style:style style:name="_5f_Adresse_5f_Re" style:display-name="_Adresse_Re" style:family="paragraph" style:parent-style-name="terp_5f_default_5f_9">
      <style:text-properties style:font-name="HelveticaNeue-LightCond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" fo:font-size="8pt" style:font-size-asian="8pt" style:font-size-complex="8pt"/>
    </style:style>
    <style:style style:name="_5f_Standard_5f_Berichtskopf_5f_Abstand" style:display-name="_Standard_Berichtskopf_Abstand" style:family="paragraph" style:parent-style-name="Standard">
      <style:paragraph-properties fo:margin-top="5.001cm" fo:margin-bottom="0cm" style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_5f_Adresse_5f_Re_5f_Oberhalb" style:display-name="_Adresse_Re_Oberhalb" style:family="graphic" style:parent-style-name="Frame">
      <style:graphic-properties svg:width="6.214cm" fo:min-height="2.148cm" text:anchor-type="paragraph" svg:x="8.5cm" svg:y="0.199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inside" style:horizontal-rel="paragraph" fo:padding="0cm" fo:border="none" style:shadow="none"/>
    </style:style>
    <style:style style:name="_5f_Adresse_5f_Re_5f_Unterhalb" style:display-name="_Adresse_Re_Unterhalb" style:family="graphic" style:parent-style-name="Frame">
      <style:graphic-properties svg:width="6.228cm" fo:min-height="1.912cm" text:anchor-type="paragraph" svg:x="8.5cm" svg:y="0.416cm" fo:margin-left="0.201cm" fo:margin-right="0.201cm" fo:margin-top="0.201cm" fo:margin-bottom="0.201cm" style:run-through="foreground" style:wrap="run-through" style:number-wrapped-paragraphs="no-limit" style:vertical-pos="top" style:vertical-rel="paragraph" style:horizontal-pos="from-inside" style:horizontal-rel="paragraph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b3b3b3" style:font-name="HelveticaNeue-LightCond" fo:font-size="8pt" style:font-size-asian="8pt" style:font-size-complex="8pt"/>
    </style:style>
    <style:style style:name="MT2" style:family="text">
      <style:text-properties fo:color="#b3b3b3" style:font-name="HelveticaNeue-LightCond" fo:font-size="8pt" style:font-name-asian="HelveticaNeue-LightCond1" style:font-size-asian="8pt" style:font-name-complex="HelveticaNeue-LightCond1" style:font-size-complex="8pt"/>
    </style:style>
    <style:style style:name="MT3" style:family="text">
      <style:text-properties fo:color="#b3b3b3" style:font-name="HelveticaNeue-LightCond" fo:font-size="8pt" fo:font-weight="bold" style:font-name-asian="HelveticaNeue-MediumCond" style:font-size-asian="8pt" style:font-weight-asian="bold" style:font-name-complex="HelveticaNeue-MediumCond" style:font-size-complex="8pt" style:font-weight-complex="bold"/>
    </style:style>
    <style:style style:name="MT4" style:family="text">
      <style:text-properties fo:color="#b3b3b3" style:font-name="HelveticaNeue-LightCond" fo:font-size="8pt" fo:font-weight="bold" style:font-name-asian="HelveticaNeue-LightCond1" style:font-size-asian="8pt" style:font-weight-asian="bold" style:font-name-complex="HelveticaNeue-LightCond1" style:font-size-complex="8pt" style:font-weight-complex="bold"/>
    </style:style>
    <style:style style:name="MT5" style:family="text">
      <style:text-properties fo:color="#33cc66" style:font-name="HelveticaNeue-LightCond" fo:font-size="8pt" fo:font-weight="bold" style:font-name-asian="HelveticaNeue-LightCond1" style:font-size-asian="8pt" style:font-weight-asian="bold" style:font-name-complex="HelveticaNeue-LightCond1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14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x="10.024cm" svg:y="-0.203cm" svg:width="6.664cm" svg:height="5.233cm" draw:z-index="0"><draw:image xlink:href="Pictures/10000201000003EC00000300EB41635F.png" xlink:type="simple" xlink:show="embed" xlink:actuate="onLoad"/></draw:frame><draw:frame draw:style-name="Mfr1" draw:name="Grafik2" text:anchor-type="paragraph" svg:x="13.277cm" svg:y="0.393cm" svg:width="5.099cm" svg:height="1.64cm" draw:z-index="2"><draw:image xlink:href="Pictures/10000000000008FF000002D21BBB4E7B.jpg" xlink:type="simple" xlink:show="embed" xlink:actuate="onLoad"/></draw:frame><text:text-input text:description="&lt;setLang(o.partner_id.lang or &quot;de_DE&quot;)&gt;">Language</text:text-input></text:p>
        <text:p text:style-name="Header"><draw:frame draw:style-name="Mfr1" draw:name="Grafik3" text:anchor-type="paragraph" svg:x="13.945cm" svg:y="1.549cm" svg:width="4.21cm" svg:height="4.21cm" draw:z-index="1"><draw:image xlink:href="Pictures/10000000000001EB000001EB56C82717.jpg" xlink:type="simple" xlink:show="embed" xlink:actuate="onLoad"/></draw:frame></text:p>
      </style:header>
      <style:footer>
        <text:p text:style-name="MP1"><text:span text:style-name="MT1"><text:text-input text:description="&lt;if test=&quot;o.company_id.partner_id.bank_ids&quot;&gt;">If bank_ids</text:text-input></text:span><text:span text:style-name="MT1"> OpenAT eine Abteilung der Blendpunkt OG| </text:span><text:span text:style-name="MT2"><text:text-input text:description="&lt;_()&gt;">UID.:</text:text-input></text:span><text:span text:style-name="MT2"> </text:span><text:span text:style-name="MT3"><text:text-input text:description="&lt;o.company_id.partner_id.vat&gt;">UID</text:text-input></text:span><text:span text:style-name="MT3"> | </text:span><text:span text:style-name="MT4"><text:text-input text:description="&lt;_()&gt;">Firmenbuchnummer:</text:text-input></text:span><text:span text:style-name="MT4"> </text:span><text:span text:style-name="MT3">FN 392051x | </text:span><text:span text:style-name="MT4"><text:text-input text:description="&lt;_()&gt;">Firmenbuchgericht:</text:text-input></text:span><text:span text:style-name="MT4"> LG Graz <text:s text:c="2"/><text:line-break/></text:span><text:span text:style-name="MT1"><text:text-input text:description="&lt;_()&gt;">Bank:</text:text-input></text:span><text:span text:style-name="MT1"> </text:span><text:span text:style-name="MT1"><text:placeholder text:placeholder-type="text">&lt;o.company_id.partner_id.bank_ids[0].bank_name &gt;</text:placeholder></text:span><text:span text:style-name="MT1"> </text:span><text:span text:style-name="MT1"><text:text-input text:description="&lt;_()&gt;">IBAN.:</text:text-input></text:span><text:span text:style-name="MT1"> </text:span><text:span text:style-name="MT1"><text:placeholder text:placeholder-type="text">&lt;o.company_id.partner_id.bank_ids[0].acc_number&gt;</text:placeholder></text:span><text:span text:style-name="MT1">, </text:span><text:span text:style-name="MT1"><text:text-input text:description="&lt;_()&gt;">BIC.:</text:text-input></text:span><text:span text:style-name="MT1"> </text:span><text:span text:style-name="MT1"><text:placeholder text:placeholder-type="text">&lt;o.company_id.partner_id.bank_ids[0].bank_bic&gt;</text:placeholder></text:span><text:span text:style-name="MT1"><text:line-break/></text:span><text:span text:style-name="MT5">Seite </text:span><text:span text:style-name="MT5"><text:page-number text:select-page="current">1</text:page-number></text:span><text:span text:style-name="MT5"> / </text:span><text:span text:style-name="MT5"><text:page-count>1</text:page-count></text:span><text:span text:style-name="MT5"><text:line-break/></text:span><text:span text:style-name="MT1"><text:text-input text:description="&lt;/if&gt;">/if bank_ids</text:text-input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8:25:45.27</meta:creation-date>
    <dc:date>2013-09-13T12:04:23.29</dc:date>
    <meta:editing-duration>P1DT9H34M17S</meta:editing-duration>
    <meta:editing-cycles>122</meta:editing-cycles>
    <meta:generator>OpenOffice/4.0.0$Win32 OpenOffice.org_project/400m3$Build-9702</meta:generator>
    <dc:creator>Office Blendpunkt</dc:creator>
    <meta:document-statistic meta:table-count="0" meta:image-count="3" meta:object-count="0" meta:page-count="1" meta:paragraph-count="2" meta:word-count="32" meta:character-count="323"/>
  </office:meta>
</office:document-meta>
</file>